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Mangal1" svg:font-family="Mangal"/>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503cm" fo:text-indent="0cm" style:auto-text-indent="false"/>
    </style:style>
    <style:style style:name="P2" style:family="paragraph" style:parent-style-name="Text_20_body" style:list-style-name="L2">
      <style:paragraph-properties fo:margin-left="0cm" fo:margin-right="0cm" style:line-height-at-least="0.503cm" fo:text-indent="0cm" style:auto-text-indent="false"/>
    </style:style>
    <style:style style:name="P3" style:family="paragraph" style:parent-style-name="Text_20_body">
      <style:paragraph-properties fo:margin-left="0cm" fo:margin-right="0cm" style:line-height-at-least="0.503cm" fo:text-indent="0cm" style:auto-text-indent="false"/>
      <style:text-properties fo:font-variant="normal" fo:text-transform="none" fo:color="#373737" style:font-name="Arial1" fo:font-size="11.25pt" fo:letter-spacing="normal" fo:font-style="normal" fo:font-weight="normal"/>
    </style:style>
    <style:style style:name="P4" style:family="paragraph" style:parent-style-name="Text_20_body" style:list-style-name="L1">
      <style:paragraph-properties fo:margin-left="0cm" fo:margin-right="0cm" fo:margin-top="0cm" fo:margin-bottom="0cm" style:line-height-at-least="0.503cm" fo:text-indent="0cm" style:auto-text-indent="false" fo:padding="0cm" fo:border="none"/>
      <style:text-properties fo:font-variant="normal" fo:text-transform="none" fo:color="#373737" style:font-name="inherit" fo:font-size="11.25pt" fo:letter-spacing="normal" fo:font-style="normal" fo:font-weight="normal"/>
    </style:style>
    <style:style style:name="P5" style:family="paragraph" style:parent-style-name="Text_20_body" style:list-style-name="L3">
      <style:paragraph-properties fo:margin-left="0cm" fo:margin-right="0cm" fo:margin-top="0cm" fo:margin-bottom="0cm" style:line-height-at-least="0.503cm" fo:text-indent="0cm" style:auto-text-indent="false" fo:padding="0cm" fo:border="none"/>
      <style:text-properties fo:font-variant="normal" fo:text-transform="none" fo:color="#373737" style:font-name="inherit" fo:font-size="11.25pt" fo:letter-spacing="normal" fo:font-style="normal" fo:font-weight="normal"/>
    </style:style>
    <style:style style:name="P6" style:family="paragraph" style:parent-style-name="Standard">
      <style:text-properties fo:font-weight="bold" style:font-weight-asian="bold" style:font-weight-complex="bold"/>
    </style:style>
    <style:style style:name="P7" style:family="paragraph" style:parent-style-name="Heading_20_2">
      <style:text-properties fo:font-variant="normal" fo:text-transform="none" fo:color="#373737" style:font-name="Arial1" fo:font-size="11.25pt" fo:letter-spacing="normal" fo:font-style="normal"/>
    </style:style>
    <style:style style:name="P8" style:family="paragraph" style:parent-style-name="Heading_20_2">
      <style:paragraph-properties fo:margin-left="0cm" fo:margin-right="0cm" style:line-height-at-least="0.503cm" fo:text-indent="0cm" style:auto-text-indent="false"/>
      <style:text-properties fo:font-variant="normal" fo:text-transform="none" fo:color="#373737" style:font-name="Arial1" fo:font-size="11.25pt" fo:letter-spacing="normal" fo:font-style="normal"/>
    </style:style>
    <style:style style:name="T1" style:family="text">
      <style:text-properties fo:font-variant="normal" fo:text-transform="none" fo:color="#373737" style:font-name="Arial1" fo:font-size="11.25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b.xml</text:p>
      <text:p text:style-name="Standard"/>
      <text:p text:style-name="Standard">listener</text:p>
      <text:p text:style-name="Standard">you can monitor and react to events in a servlet's life cycle by defining listener objects whose methods get invoked when life cycle events occur.</text:p>
      <text:p text:style-name="Standard"/>
      <text:p text:style-name="Standard">Filter</text:p>
      <text:p text:style-name="Standard">Filter in as object which transform the request and response (header as well as content).</text:p>
      <text:p text:style-name="Standard"/>
      <text:h text:style-name="P7" text:outline-level="2">Servlet Filter</text:h>
      <text:p text:style-name="P1"><text:span text:style-name="T1">Filter is an object which transform the request and response (header as well as content).</text:span><text:line-break/><text:span text:style-name="T1">Servlet Filter is used for manipulating the request and response from client to the servlet, or to modify the request and response, or to audit and log. Filters are called on a per-request basis and listeners are not. Filters have access to request object and listeners don’t. Filters can perform many different types of functions. We’ll discuss examples of the italicized items in this paper:</text:span></text:p>
      <text:list xml:id="list981048740253601956" text:style-name="L1">
        <text:list-item>
          <text:p text:style-name="P4">Authentication-Blocking requests based on user identity.</text:p>
        </text:list-item>
        <text:list-item>
          <text:p text:style-name="P4">Logging and auditing-Tracking users of a web application.</text:p>
        </text:list-item>
        <text:list-item>
          <text:p text:style-name="P4">Image conversion-Scaling maps, and so on.</text:p>
        </text:list-item>
        <text:list-item>
          <text:p text:style-name="P4">Data compression-Making downloads smaller.</text:p>
        </text:list-item>
        <text:list-item>
          <text:p text:style-name="P4">Localization-Targeting the request and response to a particular locale.</text:p>
        </text:list-item>
        <text:list-item>
          <text:p text:style-name="P4">XSL/T transformations of XML content-Targeting web application responses to more that one type of client.</text:p>
        </text:list-item>
      </text:list>
      <text:list xml:id="list127831294439690097" text:style-name="L2">
        <text:list-header>
          <text:p text:style-name="P2"><text:span text:style-name="T1"/></text:p>
        </text:list-header>
      </text:list>
      <text:p text:style-name="P1"/>
      <text:h text:style-name="P8" text:outline-level="2">Servlet Listener</text:h>
      <text:p text:style-name="P3">You can monitor and react to events in a servlet’s life cycle by defining listener objects whose methods get invoked when life cycle events occur. Servlet Listener is used for listening various events inside a web containers, such as when you create a session, or place an attribute in a session or if you passivate and activate in another container, to manipulate these events you can configure listener in web.xml, for example HttpSessionListener. Below a list of provided Listener classes:</text:p>
      <text:list xml:id="list3599932454099348715" text:style-name="L3">
        <text:list-item>
          <text:p text:style-name="P5">HttpSessionAttributeListener</text:p>
        </text:list-item>
        <text:list-item>
          <text:p text:style-name="P5">HttpSessionBindingListener</text:p>
        </text:list-item>
        <text:list-item>
          <text:p text:style-name="P5">HttpSessionListener</text:p>
        </text:list-item>
        <text:list-item>
          <text:p text:style-name="P5">ServletContextAttributeListener</text:p>
        </text:list-item>
        <text:list-item>
          <text:p text:style-name="P5">ServletContextListener</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Mangal1" svg:font-family="Mangal"/>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useppe Baudo</meta:initial-creator>
    <meta:creation-date>2014-12-02T08:39:13.10</meta:creation-date>
    <meta:document-statistic meta:table-count="0" meta:image-count="0" meta:object-count="0" meta:page-count="1" meta:paragraph-count="20" meta:word-count="271" meta:character-count="1770"/>
    <dc:date>2014-12-02T15:20:55.24</dc:date>
    <dc:creator>Giuseppe Baudo</dc:creator>
    <meta:editing-duration>PT3H45M2S</meta:editing-duration>
    <meta:editing-cycles>1</meta:editing-cycles>
    <meta:generator>OpenOffice/4.1.1$Win32 OpenOffice.org_project/411m6$Build-9775</meta:generator>
  </office:meta>
</office:document-meta>
</file>